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</office:automatic-styles>
  <office:body>
    <office:text text:use-soft-page-breaks="true">
      <text:h text:style-name="P1" text:outline-level="1">World<text:s/>Music</text:h>
      <text:p text:style-name="Normal">The world music would have a couple of seconds of introduction, then a loop. <text:s/>Generally the loop would be in the range of 1:30-2 min. since the player will be spending their most time here.</text:p>
      <text:p text:style-name="Normal">Provide separate files: intro, loop</text:p>
      <text:p text:style-name="Normal">The game pacing changes as the player battles and explore. <text:s/>Fights are not hectic, ie. No countless enemies that pour on screen. <text:s/>But more about sparring a handful.</text:p>
      <text:p text:style-name="Normal">An ideal tempo and bpp would be along the lines of Zelda or Cave Story. <text:s/>A sense of exploration and always on the go.</text:p>
      <text:h text:style-name="Heading1" text:outline-level="1">Theme</text:h>
      <text:p text:style-name="Normal">Come up with something based on the hero’s likeness. <text:s/>Main menu concept art coming soon, that might help.<text:s text:c="2"/>This should actually be the last task, since it needs to be catchy and draw the player in.</text:p>
      <text:h text:style-name="Heading1" text:outline-level="1">Boss Music</text:h>
      <text:p text:style-name="Normal">The boss music will have two parts: short intro loop, main loop. <text:s/></text:p>
      <text:p text:style-name="Normal">Intro loop would be something very short, somewhere around 3-5 seconds. <text:s/>A good example would be the megaman series. <text:s/>They all have this short loop as the boss enters the scene.</text:p>
      <text:p text:style-name="Normal">Main loop would be orchestral, and bossy, fairly epic.</text:p>
      <text:h text:style-name="Heading1" text:outline-level="1">Final Boss</text:h>
      <text:p text:style-name="Normal">If there’s time, a separate boss music for the final boss. <text:s/>Otherwise, using the boss music is fine. <text:s/>Same format: intro and main loop.</text:p>
      <text:h text:style-name="Heading1" text:outline-level="1">Cave/Interior</text:h>
      <text:p text:style-name="Normal">For all sub levels. <text:s/>Just looping music, within a minute.</text:p>
      <text:p text:style-name="Normal">Something simple, one or two part structure, ballad arrangement.</text:p>
      <text:h text:style-name="Heading1" text:outline-level="1">Hub</text:h>
      <text:p text:style-name="Normal">Much like Cave/Interior, something simple.</text:p>
      <text:p text:style-name="Normal"/>
      <text:h text:style-name="Heading1" text:outline-level="1">Music Checklist</text:h>
      <text:list text:style-name="LFO2" text:continue-numbering="true">
        <text:list-item>
          <text:p text:style-name="P2">Theme</text:p>
        </text:list-item>
        <text:list-item>
          <text:p text:style-name="P3">Lab</text:p>
        </text:list-item>
        <text:list-item>
          <text:p text:style-name="P4">Fire world</text:p>
        </text:list-item>
        <text:list-item>
          <text:p text:style-name="P5">Earth world</text:p>
        </text:list-item>
        <text:list-item>
          <text:p text:style-name="P6">Water world</text:p>
        </text:list-item>
        <text:list-item>
          <text:p text:style-name="P7">Wind world</text:p>
        </text:list-item>
        <text:list-item>
          <text:p text:style-name="P8">Boss</text:p>
        </text:list-item>
        <text:list-item>
          <text:p text:style-name="P9">Cave/Interior</text:p>
        </text:list-item>
        <text:list-item>
          <text:p text:style-name="P10">Hub</text:p>
        </text:list-item>
      </text:list>
      <text:h text:style-name="Heading1" text:outline-level="1">Sounds</text:h>
      <text:p text:style-name="Normal">TO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6T08:39:00Z</meta:creation-date>
    <dc:date>2014-07-26T08:43:00Z</dc:date>
    <meta:template xlink:href="Normal.dotm" xlink:type="simple"/>
    <meta:editing-cycles>4</meta:editing-cycles>
    <meta:editing-duration>PT300S</meta:editing-duration>
    <meta:document-statistic meta:page-count="2" meta:paragraph-count="2" meta:word-count="220" meta:character-count="1474" meta:row-count="10" meta:non-whitespace-character-count="1256"/>
  </office:meta>
</office:document-meta>
</file>